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419d8" officeooo:paragraph-rsid="0002b964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65ca6" officeooo:paragraph-rsid="00065ca6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7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8" style:family="paragraph" style:parent-style-name="Standard">
      <style:text-properties officeooo:rsid="0002b964" officeooo:paragraph-rsid="0002b964"/>
    </style:style>
    <style:style style:name="P9" style:family="paragraph" style:parent-style-name="Standard">
      <style:text-properties officeooo:rsid="0002b964" officeooo:paragraph-rsid="0008c6cf"/>
    </style:style>
    <style:style style:name="T1" style:family="text">
      <style:text-properties officeooo:rsid="0008c6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ing pihpsdr</text:p>
      <text:p text:style-name="P7"/>
      <text:p text:style-name="P1">Either open a terminal window or ssh into the computer.</text:p>
      <text:p text:style-name="P1"/>
      <text:p text:style-name="P2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9"><text:s text:c="4"/><text:span text:style-name="T1">sudo apt-get install libpulse-dev</text:span></text:p>
      <text:p text:style-name="P1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">Now cd into the pihpsdr.src directory</text:p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oft-page-break/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4">The Makefile now contains the build options to include FreeDV as a built in mode and also some initial support of the LimeSDR.</text:p>
      <text:p text:style-name="P4"/>
      <text:p text:style-name="P4">To build piHPSDR with the FreeDV option you will have to download, build and install the codec2 library and headers.</text:p>
      <text:p text:style-name="P4"/>
      <text:p text:style-name="P4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4"><text:s/></text:p>
      <text:p text:style-name="P4">To include FreeDV in the piHPSDR build uncomment the line in the Makefile:</text:p>
      <text:p text:style-name="P4"/>
      <text:p text:style-name="P5">#required for FREEDV (uncomment lines below)</text:p>
      <text:p text:style-name="P5">#FREEDV_INCLUDE=FREEDV</text:p>
      <text:p text:style-name="P4"/>
      <text:p text:style-name="P4">Change to:</text:p>
      <text:p text:style-name="P4"/>
      <text:p text:style-name="P5">#required for FREEDV (uncomment lines below)</text:p>
      <text:p text:style-name="P5">FREEDV_INCLUDE=FREEDV</text:p>
      <text:p text:style-name="P5"/>
      <text:p text:style-name="P6">Then run the commands:</text:p>
      <text:p text:style-name="P5"/>
      <text:p text:style-name="P5">make clean</text:p>
      <text:p text:style-name="P5">make</text:p>
      <text:p text:style-name="P5">make install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7-12T19:41:54.393760704</dc:date>
    <meta:editing-duration>PT10M2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26" meta:character-count="2151" meta:non-whitespace-character-count="1804"/>
  </office:meta>
</office:document-meta>
</file>